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05pt"/>
    </style:style>
    <style:style style:name="co2" style:family="table-column">
      <style:table-column-properties fo:break-before="auto" style:column-width="33pt"/>
    </style:style>
    <style:style style:name="co3" style:family="table-column">
      <style:table-column-properties fo:break-before="auto" style:column-width="35.4pt"/>
    </style:style>
    <style:style style:name="co4" style:family="table-column">
      <style:table-column-properties fo:break-before="auto" style:column-width="40.99pt"/>
    </style:style>
    <style:style style:name="co5" style:family="table-column">
      <style:table-column-properties fo:break-before="auto" style:column-width="253.64pt"/>
    </style:style>
    <style:style style:name="co6" style:family="table-column">
      <style:table-column-properties fo:break-before="auto" style:column-width="110.35pt"/>
    </style:style>
    <style:style style:name="co7" style:family="table-column">
      <style:table-column-properties fo:break-before="auto" style:column-width="48.05pt"/>
    </style:style>
    <style:style style:name="co8" style:family="table-column">
      <style:table-column-properties fo:break-before="auto" style:column-width="65.2pt"/>
    </style:style>
    <style:style style:name="co9" style:family="table-column">
      <style:table-column-properties fo:break-before="auto" style:column-width="77.81pt"/>
    </style:style>
    <style:style style:name="co10" style:family="table-column">
      <style:table-column-properties fo:break-before="auto" style:column-width="86.26pt"/>
    </style:style>
    <style:style style:name="co11" style:family="table-column">
      <style:table-column-properties fo:break-before="auto" style:column-width="36.74pt"/>
    </style:style>
    <style:style style:name="co12" style:family="table-column">
      <style:table-column-properties fo:break-before="auto" style:column-width="78.49pt"/>
    </style:style>
    <style:style style:name="co13" style:family="table-column">
      <style:table-column-properties fo:break-before="auto" style:column-width="431.4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pt" fo:break-before="auto" style:use-optimal-row-height="true"/>
    </style:style>
    <style:style style:name="ro3" style:family="table-row">
      <style:table-row-properties style:row-height="23.64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font-name="Arial"/>
    </style:style>
    <style:style style:name="ce3" style:family="table-cell" style:parent-style-name="Default">
      <style:table-cell-properties fo:background-color="transparent"/>
      <style:text-properties style:font-name="Arial" style:text-underline-style="none"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transparent"/>
      <style:text-properties style:font-name="Arial"/>
    </style:style>
    <style:style style:name="ce5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style:use-window-font-color="true" style:font-name="Arial"/>
    </style:style>
    <style:style style:name="ce7" style:family="table-cell" style:parent-style-name="Default" style:data-style-name="N100">
      <style:text-properties style:font-name="Arial" fo:font-weight="bold" style:font-weight-asian="bold" style:font-weight-complex="bold"/>
    </style:style>
    <style:style style:name="ce8" style:family="table-cell" style:parent-style-name="Default" style:data-style-name="N100">
      <style:text-properties style:font-name="Arial"/>
    </style:style>
    <style:style style:name="ce9" style:family="table-cell" style:parent-style-name="Default">
      <style:text-properties style:font-name="Arial"/>
    </style:style>
    <style:style style:name="ce10" style:family="table-cell" style:parent-style-name="Default" style:data-style-name="N100">
      <style:text-properties style:font-name="Arial" fo:font-weight="normal" style:font-weight-asian="normal" style:font-weight-complex="normal"/>
    </style:style>
    <style:style style:name="ce11" style:family="table-cell" style:parent-style-name="Default">
      <style:text-properties style:font-name="Arial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weight-asian="normal" style:font-weight-complex="normal"/>
    </style:style>
    <style:style style:name="T3" style:family="text">
      <style:text-properties style:font-weight-asian="normal" style:font-weight-complex="normal" fo:font-weight="normal"/>
    </style:style>
  </office:automatic-styles>
  <office:body>
    <office:spreadsheet>
      <table:calculation-settings table:automatic-find-labels="false"/>
      <table:table table:name="Cour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6"/>
        <table:table-column table:style-name="co12" table:default-cell-style-name="ce2"/>
        <table:table-column table:style-name="co13" table:default-cell-style-name="ce8"/>
        <table:table-column table:style-name="co14" table:number-columns-repeated="1009" table:default-cell-style-name="ce9"/>
        <table:table-row table:style-name="ro1">
          <table:table-cell table:style-name="ce1" office:value-type="string" calcext:value-type="string">
            <text:p>Legal Practitioner</text:p>
          </table:table-cell>
          <table:table-cell table:style-name="ce3" office:value-type="string" calcext:value-type="string">
            <text:p>In-House Counsel</text:p>
          </table:table-cell>
          <table:table-cell table:style-name="ce1" office:value-type="string" calcext:value-type="string">
            <text:p>Legal Support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Training Leve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vailable Funding</text:p>
          </table:table-cell>
          <table:table-cell table:style-name="ce1" office:value-type="string" calcext:value-type="string">
            <text:p>Duration (days)</text:p>
          </table:table-cell>
          <table:table-cell table:style-name="ce1" office:value-type="string" calcext:value-type="string">
            <text:p>Start dates (2017)</text:p>
          </table:table-cell>
          <table:table-cell table:style-name="ce5" office:value-type="string" calcext:value-type="string">
            <text:p>Venue</text:p>
          </table:table-cell>
          <table:table-cell table:style-name="ce1" office:value-type="string" calcext:value-type="string">
            <text:p>Est. CPD points</text:p>
          </table:table-cell>
          <table:table-cell table:style-name="ce7" office:value-type="string" calcext:value-type="string">
            <text:p>Competencies</text:p>
          </table:table-cell>
          <table:table-cell table:style-name="ce11" table:number-columns-repeated="1009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table:style-name="Default" office:value-type="string" calcext:value-type="string">
            <text:p>Medico-Legal Forum</text:p>
          </table:table-cell>
          <table:table-cell table:style-name="Default" office:value-type="string" calcext:value-type="string">
            <text:p>https://www.sal-e.org.sg/medico-legal-forum-2017-bundle-of-4</text:p>
          </table:table-cell>
          <table:table-cell office:value-type="float" office:value="588.5" calcext:value-type="float">
            <text:p>588.5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Mar</text:p>
          </table:table-cell>
          <table:table-cell office:value-type="string" calcext:value-type="string">
            <text:p>Aud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Competition Conference</text:p>
          </table:table-cell>
          <table:table-cell office:value-type="string" calcext:value-type="string">
            <text:p>https://www.sal-e.org.sg/competition-law-conference-2017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 Aug</text:p>
          </table:table-cell>
          <table:table-cell office:value-type="string" calcext:value-type="string">
            <text:p>Aud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, 16, 17, 7, 11, 13, 18, 19, 26, 77, 78, 104, 127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Trusts &amp; Wealth Symposium</text:p>
          </table:table-cell>
          <table:table-cell/>
          <table:table-cell office:value-type="float" office:value="749" calcext:value-type="float">
            <text:p>749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 Jul</text:p>
          </table:table-cell>
          <table:table-cell office:value-type="string" calcext:value-type="string">
            <text:p>Aud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, 11, 13, 16, 17, 18, 19, 23, 27, 77, 78, 83, 84, 104, 127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Sentencing Conference</text:p>
          </table:table-cell>
          <table:table-cell office:value-type="string" calcext:value-type="string">
            <text:p>https://www.sal-e.org.sg/sentencing-conference-2017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 Oct</text:p>
          </table:table-cell>
          <table:table-cell office:value-type="string" calcext:value-type="string">
            <text:p>Aud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, 21, 75, 76, 104, 127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inancial Crime 201</text:p>
          </table:table-cell>
          <table:table-cell office:value-type="string" calcext:value-type="string">
            <text:p>https://www.sal-e.org.sg/financial-crime-201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Mar</text:p>
          </table:table-cell>
          <table:table-cell office:value-type="string" calcext:value-type="string">
            <text:p>Aud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, 9, 11, 16, 17, 18, 19, 104, 106, 119, 127, 159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Law in Business</text:p>
          </table:table-cell>
          <table:table-cell office:value-type="string" calcext:value-type="string">
            <text:p>https://www.sal-e.org.sg/practice-insights-series-law-in-business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8, 9, 11, 13, 18, 19, 20, 23, 25, 105, 106, 107, 109, 119, 148, 149, 150, 153, 158, 159, 178, 184, 185, 186<text:span text:style-name="T1">, 187, 188</text:span>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Practical Legal Writing</text:p>
          </table:table-cell>
          <table:table-cell office:value-type="string" calcext:value-type="string">
            <text:p>https://www.sal-e.org.sg/practice-insights-series-practical-legal-writing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5, 28, 30, 41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pd</text:p>
          </table:table-cell>
          <table:table-cell office:value-type="string" calcext:value-type="string">
            <text:p>Telecommunications, Media &amp; Technology</text:p>
          </table:table-cell>
          <table:table-cell office:value-type="string" calcext:value-type="string">
            <text:p>https://www.sal-e.org.sg/practice-insights-series-telecommunications-media-technology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7, 11, 14, 26, 104, 109, 110, 127, 128, 162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pd</text:p>
          </table:table-cell>
          <table:table-cell office:value-type="string" calcext:value-type="string">
            <text:p>Dispute Resolution</text:p>
          </table:table-cell>
          <table:table-cell office:value-type="string" calcext:value-type="string">
            <text:p>https://www.sal-e.org.sg/practice-insights-series-dispute-resolution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, 5, 20, 24, 27, 28, 155, 156, 157, 166, 167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Finance for Legal Professionals</text:p>
          </table:table-cell>
          <table:table-cell office:value-type="string" calcext:value-type="string">
            <text:p>https://www.sal-e.org.sg/professional-advantage-series-finance-for-legal-professionals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Mar</text:p>
          </table:table-cell>
          <table:table-cell office:value-type="string" calcext:value-type="string">
            <text:p>TB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, 13, 18, 19, 25, 58, 70, 117, 153, 184, 185, 186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chnology Visioning: Legal Productivity Solutions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5 Apr</text:p>
          </table:table-cell>
          <table:table-cell office:value-type="string" calcext:value-type="string">
            <text:p>TB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 10, 14, 15, 33, 34, 50, 51, 59, 104, 105, 106, 110, 111, 117, 128, 145, 162, 164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ivil Procedure</text:p>
          </table:table-cell>
          <table:table-cell/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7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, 2, 22, 73, 74, 127, 156, 157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riminal Law</text:p>
          </table:table-cell>
          <table:table-cell/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8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, 21, 75, 76, 127, 156, 157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mily Law</text:p>
          </table:table-cell>
          <table:table-cell/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9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2, 18, 19, 22, 24, 27, 79, 80, 127, 157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table:style-name="ce1" office:value-type="string" calcext:value-type="string">
            <text:p>Tort Law</text:p>
          </table:table-cell>
          <table:table-cell/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30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, 77, 78, 127, 157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Gen</text:p>
          </table:table-cell>
          <table:table-cell table:style-name="ce1" office:value-type="string" calcext:value-type="string">
            <text:p>SAL Annual Lecture</text:p>
          </table:table-cell>
          <table:table-cell office:value-type="string" calcext:value-type="string">
            <text:p>https://www.sal-e.org.sg/singapore-academy-of-law-annual-lecture-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string" calcext:value-type="string">
            <text:p>16 Nov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2, 104, 107, 108, 115, 127, 157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Users</text:p>
          </table:table-cell>
          <table:table-cell/>
          <table:table-cell office:value-type="float" office:value="642" calcext:value-type="float">
            <text:p>642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 Jan</text:p>
            <text:p>6 Jul</text:p>
          </table:table-cell>
          <table:table-cell office:value-type="string" calcext:value-type="string">
            <text:p>LT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4, 21, 22, 35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Cause Book Search</text:p>
          </table:table-cell>
          <table:table-cell office:value-type="string" calcext:value-type="string">
            <text:p>https://www.sal-e.org.sg/elitigation-cause-book-search-3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6 Mar</text:p>
            <text:p>8 Sep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, 21, 22, 35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Administrators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4 Aug</text:p>
          </table:table-cell>
          <table:table-cell office:value-type="string" calcext:value-type="string">
            <text:p>LTC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14, 21, 22, 35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Family</text:p>
          </table:table-cell>
          <table:table-cell office:value-type="string" calcext:value-type="string">
            <text:p>https://www.sal-e.org.sg/elitigation-for-family-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 May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, 14, 21, 22, 24, 35, 79, 80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Probate</text:p>
          </table:table-cell>
          <table:table-cell office:value-type="string" calcext:value-type="string">
            <text:p>https://www.sal-e.org.sg/elitigation-for-probate-nov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 May</text:p>
            <text:p>3 Nov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, 14, 21, 22, 35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Fundamentals of the Personal Data Protection Act</text:p>
          </table:table-cell>
          <table:table-cell office:value-type="string" calcext:value-type="string">
            <text:p>https://www.sal-e.org.sg/fundamentals-of-the-personal-data-protection-act-wsq-programme-sep-2017</text:p>
          </table:table-cell>
          <table:table-cell office:value-type="float" office:value="556.4" calcext:value-type="float">
            <text:p>556.4</text:p>
          </table:table-cell>
          <table:table-cell office:value-type="string" calcext:value-type="string">
            <text:p>WS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 Feb</text:p>
            <text:p>18 Sep</text:p>
          </table:table-cell>
          <table:table-cell office:value-type="string" calcext:value-type="string">
            <text:p>B1-1</text:p>
          </table:table-cell>
          <table:table-cell/>
          <table:table-cell office:value-type="string" calcext:value-type="string">
            <text:p>14, 94, 105, 106, 110, 140, 182</text:p>
          </table:table-cell>
          <table:table-cell table:number-columns-repeated="1009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actical Analysis of the PDPA Policies</text:p>
          </table:table-cell>
          <table:table-cell office:value-type="string" calcext:value-type="string">
            <text:p>https://www.sal-e.org.sg/data-protection-series-practical-analysis-of-pdpa-policies</text:p>
          </table:table-cell>
          <table:table-cell table:style-name="ce4" office:value-type="string" calcext:value-type="string">
            <text:p>1498.00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 Feb</text:p>
            <text:p>6 Oct</text:p>
          </table:table-cell>
          <table:table-cell office:value-type="string" calcext:value-type="string">
            <text:p>B1-1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14, 94, 105, 106, 110, 140, 182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ducting a Personal Data Audit</text:p>
          </table:table-cell>
          <table:table-cell office:value-type="string" calcext:value-type="string">
            <text:p>https://www.sal-e.org.sg/data-protection-series-conducting-a-personal-data-audit</text:p>
          </table:table-cell>
          <table:table-cell table:style-name="ce4" office:value-type="string" calcext:value-type="string">
            <text:p>1498.00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 Apr</text:p>
          </table:table-cell>
          <table:table-cell office:value-type="string" calcext:value-type="string">
            <text:p>B1-1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11, 14, 94, 105, 110, 119, 140, 182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rchitecting Deals, Adding Value</text:p>
          </table:table-cell>
          <table:table-cell office:value-type="string" calcext:value-type="string">
            <text:p>https://www.sal-e.org.sg/transactional-lawyering-essentials-architecting-deals-adding-value</text:p>
          </table:table-cell>
          <table:table-cell table:style-name="ce4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1-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, 18, 19, 148, 155, 159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table:style-name="ce1" office:value-type="string" calcext:value-type="string">
            <text:p>Deal-making Through Negotiation</text:p>
          </table:table-cell>
          <table:table-cell office:value-type="string" calcext:value-type="string">
            <text:p>https://www.sal-e.org.sg/transactional-lawyering-essentials-series-deal-making-through-negotiation</text:p>
          </table:table-cell>
          <table:table-cell table:style-name="ce4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1-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, 148, 155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tracting Now as Planning for Later</text:p>
          </table:table-cell>
          <table:table-cell office:value-type="string" calcext:value-type="string">
            <text:p>https://www.sal-e.org.sg/transactional-lawyering-essentials-contracting-now-as-planning-for-later</text:p>
          </table:table-cell>
          <table:table-cell table:style-name="ce4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1-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7, 78, 126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Law Firm Leadership Programme</text:p>
          </table:table-cell>
          <table:table-cell office:value-type="string" calcext:value-type="string">
            <text:p>https://www.sal-e.org.sg/sal-insead-law-firm-leadership-programme</text:p>
          </table:table-cell>
          <table:table-cell table:style-name="ce4" office:value-type="string" calcext:value-type="string">
            <text:p>9630.00</text:p>
          </table:table-cell>
          <table:table-cell office:value-type="string" calcext:value-type="string">
            <text:p>SF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 Mar</text:p>
          </table:table-cell>
          <table:table-cell office:value-type="string" calcext:value-type="string">
            <text:p>TBC</text:p>
          </table:table-cell>
          <table:table-cell office:value-type="float" office:value="18" calcext:value-type="float">
            <text:p>18</text:p>
          </table:table-cell>
          <table:table-cell table:style-name="ce9" office:value-type="string" calcext:value-type="string">
            <text:p>4, 5, 30, 31, 32, 37, 38, 40, 44, 46, 47, 48, 49, 54, 55, 56, 63, 68, 72<text:span text:style-name="T1">, 98, 99, 100, 101, 103, 104, 106, 107, 108, 109, 112, 113, 114, 115, 116, 118, 119, 120, 121, 122, 123, 124, 125, 131, 132, 133, 134, 135, 137, 138, 139, 140, 141, 142, 143, 146, 147, 148, 151, 152, 154, 155, 159, 176, 177, 183</text:span>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Basic Legal Research</text:p>
          </table:table-cell>
          <table:table-cell office:value-type="string" calcext:value-type="string">
            <text:p>https://www.sal-e.org.sg/practical-technology-series-basic-legal-research-oct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Feb</text:p>
          </table:table-cell>
          <table:table-cell office:value-type="string" calcext:value-type="string">
            <text:p>LT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 15, 28, 36, 50, 161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ssential Word Processing</text:p>
          </table:table-cell>
          <table:table-cell office:value-type="string" calcext:value-type="string">
            <text:p>https://www.sal-e.org.sg/practical-technology-series-essential-word-processing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 Jan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33, 57, 62, 85, 86, 90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ssential Databases</text:p>
          </table:table-cell>
          <table:table-cell office:value-type="string" calcext:value-type="string">
            <text:p>https://www.sal-e.org.sg/practical-technology-series-essential-databases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 May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15, 33, 67, 85, 163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ssential Presentations</text:p>
          </table:table-cell>
          <table:table-cell office:value-type="string" calcext:value-type="string">
            <text:p>https://www.sal-e.org.sg/practical-technology-series-essential-presentations</text:p>
          </table:table-cell>
          <table:table-cell office:value-type="float" office:value="470.8" calcext:value-type="float">
            <text:p>470.8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 Jul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28, 30, 33, 57, 66, 8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General Online Research</text:p>
          </table:table-cell>
          <table:table-cell office:value-type="string" calcext:value-type="string">
            <text:p>https://www.sal-e.org.sg/practical-technology-series-general-online-research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Dec</text:p>
          </table:table-cell>
          <table:table-cell office:value-type="string" calcext:value-type="string">
            <text:p>LTC</text:p>
          </table:table-cell>
          <table:table-cell/>
          <table:table-cell office:value-type="string" calcext:value-type="string">
            <text:p>15, 28, 33, 36, 50, 65, 9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gal Project Management Essentials</text:p>
          </table:table-cell>
          <table:table-cell office:value-type="string" calcext:value-type="string">
            <text:p>https://www.sal-e.org.sg/practice-advantage-legal-project-management-essentials</text:p>
          </table:table-cell>
          <table:table-cell table:style-name="ce4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MC1</text:p>
          </table:table-cell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3, 10, 15, 20, 30, 31, 32, 33, 34, 38, 40, 41, 42, 43, 44, 46, 47, 48, 49, 51, 53, 54, 55, 56, 57, 60, 63, 64, 68, 71, 72<text:span text:style-name="T1">, 93, 95, 96, 97, 98, 99, 100, 101, 103, 105, 110, 111, 117, 118, 119, 120, 121, 122, 123, 124, 125, 128, 129, 130, 131, 132, 133, 134, 136, 137, 138, 139, 140, 141, 142, 143, 145, 146, 149, 152, 153, 154, 160, 166, 167, 168, 169, 170, 171, 172, 173, 174, 175, 179, 180, 181, 186, 187, 188</text:span></text:p>
          </table:table-cell>
          <table:table-cell table:number-columns-repeated="1009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aking Grammar to the Next Level</text:p>
          </table:table-cell>
          <table:table-cell office:value-type="string" calcext:value-type="string">
            <text:p>https://www.sal-e.org.sg/practice-advantage-taking-grammar-to-the-next-level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Mar</text:p>
            <text:p>17 Nov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28, 30, 41, 62<text:span text:style-name="T1">, 85, 89, 90</text:span>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usiness Valuation for Litigation Lawyers</text:p>
          </table:table-cell>
          <table:table-cell office:value-type="string" calcext:value-type="string">
            <text:p>https://www.sal-e.org.sg/professional-advantage-series-practical-aspects-of-business-valuation-for-litigation-lawyers</text:p>
          </table:table-cell>
          <table:table-cell office:value-type="float" office:value="599.2" calcext:value-type="float">
            <text:p>599.2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 Aug</text:p>
          </table:table-cell>
          <table:table-cell office:value-type="string" calcext:value-type="string">
            <text:p>MC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, 9, 13, 18, 19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Drafting Meeting Minutes</text:p>
          </table:table-cell>
          <table:table-cell office:value-type="string" calcext:value-type="string">
            <text:p>https://www.sal-e.org.sg/legal-support-excellence-drafting-meeting-minutes-2</text:p>
          </table:table-cell>
          <table:table-cell office:value-type="float" office:value="695.5" calcext:value-type="float">
            <text:p>695.5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 Jan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8, 15, 30, 32, 33, 34, 41, 61, 85, 86<text:span text:style-name="T1">, 89, 90, 99, 105</text:span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livering Service Excellence</text:p>
          </table:table-cell>
          <table:table-cell office:value-type="string" calcext:value-type="string">
            <text:p>https://courses.skillsfuture.sg/content/portal/en/education_trainings/course_detail.Legal-Support-Excellence-Series-Delivering-Service-Excellence-1.html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 Jan</text:p>
          </table:table-cell>
          <table:table-cell office:value-type="string" calcext:value-type="string">
            <text:p>B1-2</text:p>
          </table:table-cell>
          <table:table-cell/>
          <table:table-cell table:style-name="ce10" office:value-type="string" calcext:value-type="string">
            <text:p>3, 10, 20, 32, 33, 34, 38, 41, 51, 52, 62, 71, 72, 85<text:span text:style-name="T2">, 89, 93, 98, 99, 101, 103, 136</text:span><text:span text:style-name="T3">, 145, 166, 167</text:span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ransform Your Company’s Correspondence</text:p>
          </table:table-cell>
          <table:table-cell office:value-type="string" calcext:value-type="string">
            <text:p>https://www.sal-e.org.sg/legal-support-excellence-transform-your-companys-correspondence-july-2</text:p>
          </table:table-cell>
          <table:table-cell office:value-type="float" office:value="620.6" calcext:value-type="float">
            <text:p>620.6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 Jul</text:p>
          </table:table-cell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13, 28, 30, 32, 33, 41, 52, 57, 62<text:span text:style-name="T1">, 89, 90, 98, 101, 166, 167</text:span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Writing Standard Operating Procedures</text:p>
          </table:table-cell>
          <table:table-cell office:value-type="string" calcext:value-type="string">
            <text:p>https://www.sal-e.org.sg/legal-support-excellence-writing-standard-operating-procedures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 Mar</text:p>
          </table:table-cell>
          <table:table-cell office:value-type="string" calcext:value-type="string">
            <text:p>B1-2</text:p>
          </table:table-cell>
          <table:table-cell/>
          <table:table-cell table:style-name="ce9" office:value-type="string" calcext:value-type="string">
            <text:p>3, 8, 10, 11, 15, 20, 25, 32, 33, 34, 37, 38, 39, 40, 41, 42, 43, 44, 45, 46, 47, 51, 53, 54, 55, 56, 59, 63, 68, 69, 70, 71, 87<text:span text:style-name="T1">, 93, 96, 99, 100, 101, 102, 103, 105, 109, 116, 136, 146, 158, 160, 165, 187</text:span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Grammar Foundations</text:p>
          </table:table-cell>
          <table:table-cell office:value-type="string" calcext:value-type="string">
            <text:p>https://www.sal-e.org.sg/legal-support-excellence-grammar-foundations-3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 May</text:p>
          </table:table-cell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28, 30, 41, 85, 86<text:span text:style-name="T1">, 89, 90</text:span></text:p>
          </table:table-cell>
          <table:table-cell table:number-columns-repeated="1009"/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roofread to Perfection</text:p>
          </table:table-cell>
          <table:table-cell office:value-type="string" calcext:value-type="string">
            <text:p>https://www.sal-e.org.sg/legal-support-excellence-proofread-to-perfection-sep</text:p>
          </table:table-cell>
          <table:table-cell office:value-type="float" office:value="620.6" calcext:value-type="float">
            <text:p>620.6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 Feb</text:p>
            <text:p>29 Sep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28, 30, 41, 62, 85, 86, 88<text:span text:style-name="T1">, 89, 90, 161</text:span></text:p>
          </table:table-cell>
          <table:table-cell table:number-columns-repeated="1009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etter Emails (Flexible)</text:p>
          </table:table-cell>
          <table:table-cell office:value-type="string" calcext:value-type="string">
            <text:p>https://www.sal-e.org.sg/legal-support-excellence-better-emails-flexible-2</text:p>
          </table:table-cell>
          <table:table-cell office:value-type="float" office:value="620.6" calcext:value-type="float">
            <text:p>620.6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Apr</text:p>
            <text:p>13 Oct</text:p>
          </table:table-cell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30, 32, 41, 51, 62, 85<text:span text:style-name="T1">, 89, 90, 166, 167</text:span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Success for Support Staff</text:p>
          </table:table-cell>
          <table:table-cell office:value-type="string" calcext:value-type="string">
            <text:p>https://www.sal-e.org.sg/legal-support-excellence-success-for-support-staff-3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 Nov</text:p>
          </table:table-cell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3, 10, 20, 25, 28, 30, 31, 32, 33, 36, 37, 38, 40, 41, 42, 43, 44, 45, 46, 47, 48, 52, 53, 54, 55, 56, 58, 60, 61, 62, 63, 64, 65, 66, 67, 68, 69, 70, 71, 72, 85, 87<text:span text:style-name="T1">, 89, 90, 92, 93, 94, 95, 96, 97, 98, 99, 100, 101, 102, 103</text:span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Singapore Legal System and Institutions</text:p>
          </table:table-cell>
          <table:table-cell office:value-type="string" calcext:value-type="string">
            <text:p>https://www.sal-e.org.sg/legal-system-and-institutions-in-singapore-for-tourist-guides-dec</text:p>
          </table:table-cell>
          <table:table-cell office:value-type="float" office:value="374.5" calcext:value-type="float">
            <text:p>374.5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Feb</text:p>
          </table:table-cell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1, 4, 45, 85<text:span text:style-name="T1">, 95, 97, 100</text:span>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ompetition Practice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1, 9, 12, 16, 17, 18, 19, 77, 78, 104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ax Practice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1, 9, 11, 12, <text:s/>16, 17, 18, 19, 27, 104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Data Protection Practice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1, 14, 104</text:p>
          </table:table-cell>
          <table:table-cell table:number-columns-repeated="1009"/>
        </table:table-row>
        <table:table-row table:style-name="ro4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amily Practice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1, 6, 24, 79, 80, 104</text:p>
          </table:table-cell>
          <table:table-cell table:number-columns-repeated="1009"/>
        </table:table-row>
        <table:table-row table:style-name="ro1" table:number-rows-repeated="104852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/00/0000</text:date>, <text:time style:data-style-name="N2" text:time-value="19:34:02.7598033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dc:date>2017-09-28T02:10:28.592733419</dc:date>
    <meta:editing-duration>PT21H38M35S</meta:editing-duration>
    <meta:editing-cycles>89</meta:editing-cycles>
    <meta:document-statistic meta:table-count="1" meta:cell-count="630" meta:object-count="0"/>
  </office:meta>
</office:document-meta>
</file>